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7f6f5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style:font-size-asian="16p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17f6f5" style:font-size-asian="16pt" style:font-size-complex="16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92a43" style:font-name-asian="OzHandicraft BT" style:font-size-asian="14pt" style:font-name-complex="OzHandicraft BT" style:font-size-complex="14pt"/>
    </style:style>
    <style:style style:name="P19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7f6f5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173a60"/>
    </style:style>
    <style:style style:name="T10" style:family="text">
      <style:text-properties officeooo:rsid="001759a5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c65a1" style:font-size-asian="16pt" style:font-size-complex="16pt"/>
    </style:style>
    <style:style style:name="T13" style:family="text">
      <style:text-properties fo:font-size="16pt" officeooo:rsid="0025fc28" style:font-size-asian="16pt" style:font-size-complex="16pt"/>
    </style:style>
    <style:style style:name="T14" style:family="text">
      <style:text-properties officeooo:rsid="0017f6f5"/>
    </style:style>
    <style:style style:name="T15" style:family="text">
      <style:text-properties officeooo:rsid="001bd802"/>
    </style:style>
    <style:style style:name="T16" style:family="text">
      <style:text-properties officeooo:rsid="001c65a1"/>
    </style:style>
    <style:style style:name="T17" style:family="text">
      <style:text-properties officeooo:rsid="001f6290"/>
    </style:style>
    <style:style style:name="T18" style:family="text">
      <style:text-properties officeooo:rsid="0020ba33"/>
    </style:style>
    <style:style style:name="T19" style:family="text">
      <style:text-properties officeooo:rsid="0023e4ef"/>
    </style:style>
    <style:style style:name="T20" style:family="text">
      <style:text-properties officeooo:rsid="00240795"/>
    </style:style>
    <style:style style:name="T21" style:family="text">
      <style:text-properties officeooo:rsid="0024f3e9"/>
    </style:style>
    <style:style style:name="T22" style:family="text">
      <style:text-properties officeooo:rsid="0028d9b6"/>
    </style:style>
    <style:style style:name="T23" style:family="text">
      <style:text-properties officeooo:rsid="00290bcb"/>
    </style:style>
    <style:style style:name="T24" style:family="text">
      <style:text-properties officeooo:rsid="00292a43"/>
    </style:style>
    <style:style style:name="T25" style:family="text">
      <style:text-properties officeooo:rsid="002a6884"/>
    </style:style>
    <style:style style:name="T26" style:family="text">
      <style:text-properties officeooo:rsid="002b4f61"/>
    </style:style>
    <style:style style:name="T27" style:family="text">
      <style:text-properties officeooo:rsid="002bbc5f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3"/>
      <text:p text:style-name="P3"/>
      <text:p text:style-name="P3"/>
      <text:p text:style-name="P3"/>
      <text:p text:style-name="P12"/>
      <text:p text:style-name="P3"/>
      <text:p text:style-name="P3"/>
      <text:p text:style-name="P5"/>
      <text:p text:style-name="P6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4">Basil Ale</text:span> <text:s text:c="65"/></text:p>
      <text:p text:style-name="P6">Brew Date: <text:s text:c="69"/></text:p>
      <text:p text:style-name="P1"><text:span text:style-name="T5">Batch Size:</text:span><text:span text:style-name="T8"> 10 gal</text:span><text:span text:style-name="T5"><text:tab/><text:tab/><text:tab/></text:span></text:p>
      <text:p text:style-name="P1"><text:span text:style-name="T5">Target OG/◦P:</text:span><text:span text:style-name="T2"><text:tab/></text:span><text:span text:style-name="T3">1.053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9" svg:x1="1.543cm" svg:y1="0.624cm" svg:x2="1.622cm" svg:y2="6.577cm"><text:p/></draw:line><draw:line text:anchor-type="paragraph" draw:z-index="5" draw:style-name="gr2" draw:text-style-name="P19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6">8 lb (3.6 kg) Maris Otter</text:p>
      <text:p text:style-name="P6">1 lb (454 g) rye </text:p>
      <text:p text:style-name="P6">1 lb (454 g) flaked wheat </text:p>
      <text:p text:style-name="P6">6 oz (170 g) crystal 60°L </text:p>
      <text:p text:style-name="P6"><text:s/>1 <text:s text:c="15"/>Tsp NaCl (mash)</text:p>
      <text:p text:style-name="P6"><draw:custom-shape text:anchor-type="paragraph" draw:z-index="2" draw:style-name="gr1" draw:text-style-name="P19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6">5 <text:s text:c="16"/>Tsp Sprchrg</text:p>
      <text:p text:style-name="P13"><draw:line text:anchor-type="paragraph" draw:z-index="4" draw:style-name="gr2" draw:text-style-name="P19" svg:x1="1.623cm" svg:y1="0.626cm" svg:x2="1.702cm" svg:y2="0.6cm"><text:p/></draw:line> <text:s text:c="4"/>Irish Moss</text:p>
      <text:p text:style-name="P14"><text:s text:c="14"/>Yeast</text:p>
      <text:p text:style-name="P6"><draw:line text:anchor-type="paragraph" draw:z-index="7" draw:style-name="gr2" draw:text-style-name="P19" svg:x1="7.497cm" svg:y1="0.564cm" svg:x2="7.576cm" svg:y2="4.004cm"><text:p/></draw:line></text:p>
      <text:p text:style-name="P6">Qt <text:s/>oz/g <text:s text:c="2"/>Hop/Seasoning <text:s text:c="14"/><text:span text:style-name="T14">Time:</text:span></text:p>
      <text:p text:style-name="P2"><draw:line text:anchor-type="paragraph" draw:z-index="6" draw:style-name="gr2" draw:text-style-name="P19" svg:x1="2.549cm" svg:y1="0.012cm" svg:x2="2.628cm" svg:y2="3.452cm"><text:p/></draw:line><text:span text:style-name="T11">(</text:span><text:span text:style-name="T12">28</text:span><text:span text:style-name="T11"> g) <text:s text:c="11"/></text:span><text:span text:style-name="T13">Target <text:s/></text:span><text:span text:style-name="T11"><text:s text:c="22"/>at 60 minutes</text:span></text:p>
      <text:p text:style-name="P16"><text:span text:style-name="T16">1/2</text:span> cup <text:s text:c="9"/>dried basil <text:s text:c="16"/>at 30 minutes </text:p>
      <text:p text:style-name="P11"><text:s text:c="2"/>(<text:span text:style-name="T16">56</text:span> g) <text:s text:c="9"/>Goldings <text:s text:c="18"/>at 10 minutes <text:line-break/> (<text:span text:style-name="T16">56</text:span>g) <text:s text:c="11"/>Goldings <text:s text:c="19"/>at flameout </text:p>
      <text:p text:style-name="P11"><text:span text:style-name="T16">1/2</text:span> cup <text:s text:c="9"/>dried basil <text:s text:c="17"/>at flameout/whirlpool <text:line-break/></text:p>
      <text:p text:style-name="P1"/>
      <text:p text:style-name="P1"/>
      <text:p text:style-name="P7"><text:s text:c="794"/></text:p>
      <text:p text:style-name="P7"/>
      <text:p text:style-name="P9">Stage <text:s text:c="13"/>Date <text:s text:c="17"/></text:p>
      <text:p text:style-name="P8">Primary:</text:p>
      <text:p text:style-name="P8">Racked:<text:tab/><text:tab/><text:tab/><text:tab/><text:tab/><text:tab/></text:p>
      <text:p text:style-name="P8">Racked:</text:p>
      <text:p text:style-name="P8">Bottled:<text:tab/><text:tab/><text:tab/><text:tab/><text:tab/><text:tab/></text:p>
      <text:p text:style-name="P8">Kegged:</text:p>
      <text:p text:style-name="P8">Re-Kegged:</text:p>
      <text:p text:style-name="P1"><text:span text:style-name="T7">Purged:</text:span><text:span text:style-name="T4"><text:tab/><text:tab/><text:tab/><text:tab/><text:tab/><text:tab/>Charged:</text:span></text:p>
      <text:p text:style-name="P8"/>
      <text:p text:style-name="P8"><draw:frame draw:style-name="fr3" draw:name="Object2" text:anchor-type="paragraph" svg:x="9.243cm" svg:y="-0.182cm" svg:width="11.707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8">Start Time:<text:span text:style-name="T15">6:45</text:span></text:p>
      <text:p text:style-name="P8">Fill mash tun:<text:tab/><text:span text:style-name="T15">Sat</text:span></text:p>
      <text:p text:style-name="P8">Fill sparge kettle:<text:tab/><text:span text:style-name="T15">Sat</text:span><text:tab/><text:tab/><text:tab/></text:p>
      <text:p text:style-name="P8">Fire burners: <text:span text:style-name="T15">6:45</text:span>am</text:p>
      <text:p text:style-name="P8">Heat Mash Tun : Target Temp: <text:span text:style-name="T9">65</text:span> <text:s text:c="4"/></text:p>
      <text:p text:style-name="P8">Heat Sparge Kettle: Target Temp: <text:span text:style-name="T9">70</text:span></text:p>
      <text:p text:style-name="P8">Target Temp (Mash):<text:span text:style-name="T17">65</text:span></text:p>
      <text:p text:style-name="P8">Grind grain: <text:s text:c="3"/><text:span text:style-name="T15">7:15am</text:span></text:p>
      <text:p text:style-name="P8">sparge temp:<text:span text:style-name="T16">75</text:span></text:p>
      <text:p text:style-name="P8">Strike Temp: <text:span text:style-name="T16">68</text:span></text:p>
      <text:p text:style-name="P8">pump temp: <text:s/><text:span text:style-name="T16">69</text:span></text:p>
      <text:p text:style-name="P8">Mash in: <text:span text:style-name="T16">8am</text:span></text:p>
      <text:p text:style-name="P8">Temp: <text:span text:style-name="T16">66.5</text:span></text:p>
      <text:p text:style-name="P8">Mash: Duration: <text:s text:c="3"/><text:span text:style-name="T10">90 </text:span>minutes <text:s text:c="7"/></text:p>
      <text:p text:style-name="P8">Start: <text:s text:c="2"/><text:span text:style-name="T16">8am </text:span><text:s text:c="17"/>Finish: <text:span text:style-name="T16">9:30</text:span></text:p>
      <text:p text:style-name="P8">Heat (to deactivate enzymes)<text:tab/><text:tab/></text:p>
      <text:p text:style-name="P10">Target Temp: <text:span text:style-name="T10">75.5</text:span> <text:s text:c="2"/></text:p>
      <text:p text:style-name="P10">Start: <text:s text:c="3"/><text:span text:style-name="T19">9:30</text:span> <text:s text:c="2"/></text:p>
      <text:p text:style-name="P8">Finish: <text:s text:c="2"/><text:span text:style-name="T19">9:54</text:span></text:p>
      <text:p text:style-name="P8">Heat Sparge H20 (Target175◦) <text:s text:c="7"/></text:p>
      <text:p text:style-name="P8">Sparge: Start: <text:s/><text:span text:style-name="T20">10:12</text:span> <text:s/></text:p>
      <text:p text:style-name="P8">Finish:<text:span text:style-name="T21">10:50</text:span></text:p>
      <text:p text:style-name="P8">Wort collected: <text:s text:c="2"/><text:span text:style-name="T21">full kettle</text:span></text:p>
      <text:p text:style-name="P8">Boil : Burner On: <text:s/></text:p>
      <text:p text:style-name="P8">Rolling Boil: <text:s text:c="3"/><text:span text:style-name="T22">11:05</text:span></text:p>
      <text:p text:style-name="P18">Hops In: <text:s text:c="2"/><text:span text:style-name="T22">11:35</text:span> <text:s text:c="7"/><text:span text:style-name="T22">Basil in: <text:s/>12:05 </text:span>Hops In: <text:s text:c="2"/><text:span text:style-name="T9">Whirflock in: 12:20</text:span></text:p>
      <text:p text:style-name="P18"><text:span text:style-name="T24">Hops in:12:25</text:span> <text:s text:c="9"/><text:span text:style-name="T23">Basil in: 12:35 <text:s text:c="3"/></text:span>Hops in : <text:span text:style-name="T23">12:35</text:span> <text:s text:c="6"/></text:p>
      <text:p text:style-name="P8">Duration: 90 min <text:s/>Start: <text:s/></text:p>
      <text:p text:style-name="P8">Finish: <text:s text:c="3"/><text:span text:style-name="T27">12:35</text:span> <text:s text:c="2"/></text:p>
      <text:p text:style-name="P8">Burner Off: <text:span text:style-name="T27">12:37</text:span> </text:p>
      <text:p text:style-name="P8">Rest 15 min <text:s text:c="7"/></text:p>
      <text:p text:style-name="P8">Pump and chill: <text:s text:c="4"/></text:p>
      <text:p text:style-name="P8">Start: <text:s/><text:span text:style-name="T26">12:54</text:span> <text:s text:c="3"/>Finish: <text:s text:c="2"/><text:span text:style-name="T27">1:30</text:span> <text:s text:c="2"/></text:p>
      <text:p text:style-name="P8">OG : <text:s text:c="2"/><text:span text:style-name="T25">1.052</text:span></text:p>
      <text:p text:style-name="P8">Yeast: <text:span text:style-name="T25">mauri brew</text:span></text:p>
      <text:p text:style-name="P8">Irish Moss</text:p>
      <text:p text:style-name="P4">Notes: <text:span text:style-name="T18">shut off pump at 60 min make sure re-circ was good/ then it was better/ did it tw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9T14:52:47.171915715</dc:date>
    <meta:editing-duration>PT4H45M4S</meta:editing-duration>
    <meta:editing-cycles>20</meta:editing-cycles>
    <meta:printed-by>peter helmer</meta:printed-by>
    <meta:print-date>2017-10-22T18:33:16.50</meta:print-date>
    <meta:document-statistic meta:table-count="0" meta:image-count="0" meta:object-count="3" meta:page-count="2" meta:paragraph-count="66" meta:word-count="244" meta:character-count="2726" meta:non-whitespace-character-count="11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06cm" svg:height="8.999cm" xlink:href="." xlink:type="simple" chart:class="chart:line" chart:style-name="ch1">
        <chart:title svg:x="3.852cm" svg:y="0.315cm" chart:style-name="ch2">
          <text:p>Basil Ale July 29'18</text:p>
        </chart:title>
        <chart:legend chart:legend-position="end" svg:x="9.039cm" svg:y="3.702cm" style:legend-expansion="high" chart:style-name="ch3"/>
        <chart:plot-area chart:style-name="ch4" chart:data-source-has-labels="both" svg:x="0.771cm" svg:y="1.3cm" svg:width="8.584cm" svg:height="6.739cm">
          <chartooo:coordinate-region svg:x="1.605cm" svg:y="1.5cm" svg:width="7.75cm" svg:height="5.318cm"/>
          <chart:axis chart:dimension="x" chart:name="primary-x" chart:style-name="ch5" chartooo:axis-type="auto">
            <chartooo:date-scale/>
            <chart:title svg:x="4.701cm" svg:y="8.2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5">
                <text:p>75</text:p>
              </table:table-cell>
              <table:table-cell office:value-type="float" office:value="66.5">
                <text:p>66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6">
                <text:p>74.6</text:p>
              </table:table-cell>
              <table:table-cell office:value-type="float" office:value="66.6">
                <text:p>66.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64.9">
                <text:p>64.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.8">
                <text:p>72.8</text:p>
              </table:table-cell>
              <table:table-cell office:value-type="float" office:value="64.8">
                <text:p>64.8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4">
                <text:p>71.4</text:p>
              </table:table-cell>
              <table:table-cell office:value-type="float" office:value="65.3">
                <text:p>65.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9">
                <text:p>70.9</text:p>
              </table:table-cell>
              <table:table-cell office:value-type="float" office:value="65.9">
                <text:p>65.9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7">
                <text:p>70.7</text:p>
              </table:table-cell>
              <table:table-cell office:value-type="float" office:value="65.5">
                <text:p>65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9">
                <text:p>69.9</text:p>
              </table:table-cell>
              <table:table-cell office:value-type="float" office:value="65.7">
                <text:p>65.7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.9">
                <text:p>69.9</text:p>
              </table:table-cell>
              <table:table-cell office:value-type="float" office:value="65.5">
                <text:p>65.5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.6">
                <text:p>69.6</text:p>
              </table:table-cell>
              <table:table-cell office:value-type="float" office:value="65.6">
                <text:p>65.6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.5">
                <text:p>73.5</text:p>
              </table:table-cell>
              <table:table-cell office:value-type="float" office:value="70">
                <text:p>7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.6">
                <text:p>77.6</text:p>
              </table:table-cell>
              <table:table-cell office:value-type="float" office:value="73.9">
                <text:p>73.9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.7">
                <text:p>77.7</text:p>
              </table:table-cell>
              <table:table-cell office:value-type="float" office:value="75.1">
                <text:p>75.1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